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officeooo:rsid="0007a701" officeooo:paragraph-rsid="0007a70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a701" officeooo:paragraph-rsid="000d0b6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7a701" officeooo:paragraph-rsid="000f4cc3" style:font-size-asian="14pt" style:font-size-complex="14pt"/>
    </style:style>
    <style:style style:name="P4" style:family="paragraph" style:parent-style-name="Standard">
      <style:text-properties fo:font-size="14pt" fo:font-weight="normal" officeooo:rsid="0007a701" officeooo:paragraph-rsid="0008b38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weight="bold" officeooo:rsid="0008b389" officeooo:paragraph-rsid="0008b389" style:font-weight-asian="bold" style:font-weight-complex="bold"/>
    </style:style>
    <style:style style:name="P6" style:family="paragraph" style:parent-style-name="Standard">
      <style:text-properties fo:font-weight="normal" officeooo:rsid="0008b389" officeooo:paragraph-rsid="0008b38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8.901cm" fo:margin-right="0cm" fo:text-indent="0cm" style:auto-text-indent="false" fo:background-color="transparent"/>
      <style:text-properties fo:font-weight="normal" officeooo:rsid="0008b389" officeooo:paragraph-rsid="0008b389" style:font-weight-asian="normal" style:font-weight-complex="normal"/>
    </style:style>
    <style:style style:name="P8" style:family="paragraph" style:parent-style-name="Standard" style:list-style-name="L1">
      <style:text-properties officeooo:paragraph-rsid="000da2bd"/>
    </style:style>
    <style:style style:name="P9" style:family="paragraph" style:parent-style-name="Standard" style:list-style-name="L1">
      <style:text-properties fo:font-weight="bold" officeooo:rsid="0008b389" officeooo:paragraph-rsid="0008b389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2pt" fo:language="ru" fo:country="RU" officeooo:rsid="0007a701" officeooo:paragraph-rsid="0007a701" style:font-size-asian="10.5pt" style:font-size-complex="12pt"/>
    </style:style>
    <style:style style:name="P11" style:family="paragraph" style:parent-style-name="Standard">
      <style:text-properties fo:font-weight="normal" officeooo:rsid="0008b389" officeooo:paragraph-rsid="0008b389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8.901cm" fo:margin-right="0cm" fo:text-indent="0cm" style:auto-text-indent="false" fo:background-color="transparent"/>
      <style:text-properties fo:font-weight="normal" officeooo:rsid="0008b389" officeooo:paragraph-rsid="0008b389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weight="normal" officeooo:rsid="000da2bd" style:font-weight-asian="normal" style:font-weight-complex="normal"/>
    </style:style>
    <style:style style:name="T3" style:family="text">
      <style:text-properties fo:font-weight="normal" officeooo:rsid="00110d3a" style:font-weight-asian="normal" style:font-weight-complex="normal"/>
    </style:style>
    <style:style style:name="T4" style:family="text">
      <style:text-properties officeooo:rsid="000d0b6e"/>
    </style:style>
    <style:style style:name="T5" style:family="text">
      <style:text-properties style:font-name="Liberation Serif1" fo:font-style="italic" officeooo:rsid="000d0b6e" style:font-style-asian="italic" style:font-style-complex="italic"/>
    </style:style>
    <style:style style:name="T6" style:family="text">
      <style:text-properties fo:font-weight="bold" officeooo:rsid="000da2b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left" style:horizontal-rel="paragraph" draw:fill-image-width="0cm" draw:fill-image-height="0cm" style:shadow="none" draw:shadow-opacity="100%" draw:ole-draw-aspect="1"/>
    </style:style>
    <style:style style:name="fr2" style:family="graphic" style:parent-style-name="OLE">
      <style:graphic-properties style:vertical-pos="top" style:vertical-rel="paragraph" style:horizontal-pos="right" style:horizontal-rel="paragraph" draw:ole-draw-aspect="1"/>
    </style:style>
    <style:style style:name="fr3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Клёнин Егор</text:p>
      <text:p text:style-name="P1"><text:span text:style-name="T1">Лабораторная</text:span> работа №6</text:p>
      <text:p text:style-name="P2"><text:span text:style-name="T4">Изучение взаимодействия </text:span><text:span text:style-name="T5">α</text:span><text:span text:style-name="T4">- и </text:span><text:span text:style-name="T5">β</text:span><text:span text:style-name="T4">-излучения и статистический анализ </text:span></text:p>
      <text:p text:style-name="P3"><text:span text:style-name="T4">экспериментальных данных по потоку </text:span><text:span text:style-name="T5">β</text:span><text:span text:style-name="T4">-частиц</text:span></text:p>
      <text:p text:style-name="P3"><text:span text:style-name="T4">на поверхности счетчиков СБМ-20 при </text:span><text:span text:style-name="T5">β</text:span><text:span text:style-name="T4">-распаде ядер</text:span></text:p>
      <text:p text:style-name="Standard"/>
      <text:list xml:id="list4570752125116594031" text:style-name="L1">
        <text:list-item>
          <text:p text:style-name="P9">Измерения, расчеты:</text:p>
        </text:list-item>
      </text:list>
      <text:p text:style-name="P5"/>
      <text:p text:style-name="P5"><draw:frame draw:style-name="fr1" draw:name="Объект1" text:anchor-type="paragraph" svg:width="3.701cm" svg:height="21.30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3" text:anchor-type="paragraph" svg:width="10.906cm" svg:height="6.749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3" draw:name="Объект2" text:anchor-type="paragraph" svg:x="4.069cm" svg:width="3.701cm" svg:height="21.30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4"/>
      <text:p text:style-name="P7"/>
      <text:p text:style-name="P7"><draw:frame draw:style-name="fr4" draw:name="Объект4" text:anchor-type="paragraph" svg:x="9.283cm" svg:y="0.312cm" svg:width="8.001cm" svg:height="6.00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><draw:frame draw:style-name="fr4" draw:name="Объект5" text:anchor-type="paragraph" svg:x="9.31cm" svg:y="0.455cm" svg:width="8.001cm" svg:height="6.00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5518063791813" text:continue-numbering="true" text:style-name="L1">
        <text:list-item>
          <text:p text:style-name="P8"><text:span text:style-name="T6">Вывод: </text:span><text:span text:style-name="T3">в ходе работы мы и</text:span><text:span text:style-name="T2">зуч</text:span><text:span text:style-name="T3">или</text:span><text:span text:style-name="T2"> взаимодействия α- и β- и </text:span><text:span text:style-name="T3">провели </text:span><text:span text:style-name="T2">статистический анализ экспериментальных данных по потоку β-частиц на поверхности счетчиков СБМ-20 при β-распаде ядер </text:span><text:span text:style-name="T3">цези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13:59.940000000</meta:creation-date>
    <dc:date>2016-04-07T11:54:21.364000000</dc:date>
    <meta:editing-duration>PT29M27S</meta:editing-duration>
    <meta:editing-cycles>10</meta:editing-cycles>
    <meta:generator>LibreOffice/5.1.1.3$Windows_x86 LibreOffice_project/89f508ef3ecebd2cfb8e1def0f0ba9a803b88a6d</meta:generator>
    <meta:document-statistic meta:table-count="0" meta:image-count="0" meta:object-count="5" meta:page-count="1" meta:paragraph-count="7" meta:word-count="56" meta:character-count="400" meta:non-whitespace-character-count="3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position="-33%"/>
    </style:style>
    <style:style style:name="T2" style:family="text">
      <style:text-properties style:text-position="33%"/>
    </style:style>
  </office:automatic-styles>
  <office:body>
    <office:spreadsheet>
      <table:table table:name="Лаба 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2">
          <table:table-cell table:style-name="Default" table:number-columns-repeated="3"/>
        </table:table-row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N<text:span text:style-name="T1">ф</text:span></text:p>
            <text:p>Част/с*см<text:span text:style-name="T2">2</text:span></text:p>
          </table:table-cell>
          <table:table-cell office:value-type="string" calcext:value-type="string">
            <text:p>N<text:span text:style-name="T1">Cs</text:span></text:p>
            <text:p>Част/с*см<text:span text:style-name="T2">2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96" calcext:value-type="float">
            <text:p>59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92" calcext:value-type="float">
            <text:p>59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96" calcext:value-type="float">
            <text:p>59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1" calcext:value-type="float">
            <text:p>60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61" calcext:value-type="float">
            <text:p>56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73" calcext:value-type="float">
            <text:p>57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10:31:51.08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8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position="-33%"/>
    </style:style>
    <style:style style:name="T2" style:family="text">
      <style:text-properties style:text-position="33%"/>
    </style:style>
  </office:automatic-styles>
  <office:body>
    <office:spreadsheet>
      <table:table table:name="Лаба 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2">
          <table:table-cell table:style-name="Default" table:number-columns-repeated="3"/>
        </table:table-row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N<text:span text:style-name="T1">ф</text:span></text:p>
            <text:p>Част/с*см<text:span text:style-name="T2">2</text:span></text:p>
          </table:table-cell>
          <table:table-cell office:value-type="string" calcext:value-type="string">
            <text:p>N<text:span text:style-name="T1">Cs</text:span></text:p>
            <text:p>Част/с*см<text:span text:style-name="T2">2</text:span>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9" calcext:value-type="float">
            <text:p>469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97" calcext:value-type="float">
            <text:p>597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96" calcext:value-type="float">
            <text:p>596</text:p>
          </table:table-cell>
        </table:table-row>
        <table:table-row table:style-name="ro3" table:visibility="collapse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92" calcext:value-type="float">
            <text:p>592</text:p>
          </table:table-cell>
        </table:table-row>
        <table:table-row table:style-name="ro3" table:visibility="collapse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96" calcext:value-type="float">
            <text:p>596</text:p>
          </table:table-cell>
        </table:table-row>
        <table:table-row table:style-name="ro3" table:visibility="collapse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</table:table-row>
        <table:table-row table:style-name="ro3" table:visibility="collapse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1" calcext:value-type="float">
            <text:p>601</text:p>
          </table:table-cell>
        </table:table-row>
        <table:table-row table:style-name="ro3" table:visibility="collapse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61" calcext:value-type="float">
            <text:p>561</text:p>
          </table:table-cell>
        </table:table-row>
        <table:table-row table:style-name="ro3" table:visibility="collapse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</table:table-row>
        <table:table-row table:style-name="ro3" table:visibility="collapse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73" calcext:value-type="float">
            <text:p>573</text:p>
          </table:table-cell>
        </table:table-row>
        <table:table-row table:style-name="ro3" table:visibility="collapse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1" calcext:value-type="float">
            <text:p>601</text:p>
          </table:table-cell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3" calcext:value-type="float">
            <text:p>623</text:p>
          </table:table-cell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35" calcext:value-type="float">
            <text:p>635</text:p>
          </table:table-cell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49" calcext:value-type="float">
            <text:p>649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4" calcext:value-type="float">
            <text:p>604</text:p>
          </table:table-cell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12" calcext:value-type="float">
            <text:p>612</text:p>
          </table:table-cell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32" calcext:value-type="float">
            <text:p>632</text:p>
          </table:table-cell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19" calcext:value-type="float">
            <text:p>619</text:p>
          </table:table-cell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28" calcext:value-type="float">
            <text:p>628</text:p>
          </table:table-cell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84" calcext:value-type="float">
            <text:p>584</text:p>
          </table:table-cell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12" calcext:value-type="float">
            <text:p>612</text:p>
          </table:table-cell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83" calcext:value-type="float">
            <text:p>583</text:p>
          </table:table-cell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78" calcext:value-type="float">
            <text:p>578</text:p>
          </table:table-cell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38" calcext:value-type="float">
            <text:p>638</text:p>
          </table:table-cell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07" calcext:value-type="float">
            <text:p>607</text:p>
          </table:table-cell>
        </table:table-row>
        <table:table-row table:style-name="ro1" table:visibility="collapse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03" calcext:value-type="float">
            <text:p>603</text:p>
          </table:table-cell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20" calcext:value-type="float">
            <text:p>620</text:p>
          </table:table-cell>
        </table:table-row>
        <table:table-row table:style-name="ro1" table:visibility="collapse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89" calcext:value-type="float">
            <text:p>589</text:p>
          </table:table-cell>
        </table:table-row>
        <table:table-row table:style-name="ro1" table:visibility="collapse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35" calcext:value-type="float">
            <text:p>635</text:p>
          </table:table-cell>
        </table:table-row>
        <table:table-row table:style-name="ro1" table:visibility="collapse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7" calcext:value-type="float">
            <text:p>607</text:p>
          </table:table-cell>
        </table:table-row>
        <table:table-row table:style-name="ro1" table:visibility="collapse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76" calcext:value-type="float">
            <text:p>576</text:p>
          </table:table-cell>
        </table:table-row>
        <table:table-row table:style-name="ro1" table:visibility="collapse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</table:table-row>
        <table:table-row table:style-name="ro1" table:visibility="collapse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 table:visibility="collapse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97" calcext:value-type="float">
            <text:p>597</text:p>
          </table:table-cell>
        </table:table-row>
        <table:table-row table:style-name="ro1" table:visibility="collapse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</table:table-row>
        <table:table-row table:style-name="ro1" table:visibility="collapse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09" calcext:value-type="float">
            <text:p>609</text:p>
          </table:table-cell>
        </table:table-row>
        <table:table-row table:style-name="ro1" table:visibility="collapse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92" calcext:value-type="float">
            <text:p>592</text:p>
          </table:table-cell>
        </table:table-row>
        <table:table-row table:style-name="ro1" table:visibility="collapse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</table:table-row>
        <table:table-row table:style-name="ro1" table:visibility="collapse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13" calcext:value-type="float">
            <text:p>613</text:p>
          </table:table-cell>
        </table:table-row>
        <table:table-row table:style-name="ro1" table:visibility="collapse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96" calcext:value-type="float">
            <text:p>596</text:p>
          </table:table-cell>
        </table:table-row>
        <table:table-row table:style-name="ro1" table:visibility="collapse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39" calcext:value-type="float">
            <text:p>639</text:p>
          </table:table-cell>
        </table:table-row>
        <table:table-row table:style-name="ro1" table:visibility="collapse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 table:visibility="collapse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13" calcext:value-type="float">
            <text:p>613</text:p>
          </table:table-cell>
        </table:table-row>
        <table:table-row table:style-name="ro1" table:visibility="collapse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</text:p>
          </table:table-cell>
        </table:table-row>
        <table:table-row table:style-name="ro1" table:visibility="collapse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" calcext:value-type="float">
            <text:p>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587" calcext:value-type="float">
            <text:p>58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10:34:00.96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Обычный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13.19mm"/>
    </style:style>
    <style:style style:name="co4" style:family="table-column">
      <style:table-column-properties fo:break-before="auto" style:column-width="11.87mm"/>
    </style:style>
    <style:style style:name="co5" style:family="table-column">
      <style:table-column-properties fo:break-before="auto" style:column-width="12.4mm"/>
    </style:style>
    <style:style style:name="co6" style:family="table-column">
      <style:table-column-properties fo:break-before="auto" style:column-width="12.66mm"/>
    </style:style>
    <style:style style:name="co7" style:family="table-column">
      <style:table-column-properties fo:break-before="auto" style:column-width="13.72mm"/>
    </style:style>
    <style:style style:name="co8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tyle="italic" style:font-style-asian="italic" style:font-style-complex="italic"/>
    </style:style>
    <style:style style:name="ce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-33%"/>
    </style:style>
    <style:style style:name="T3" style:family="text">
      <style:text-properties style:font-name="Arial"/>
    </style:style>
    <style:style style:name="T4" style:family="text">
      <style:text-properties style:font-name="Arial" style:text-position="-33%"/>
    </style:style>
  </office:automatic-styles>
  <office:body>
    <office:spreadsheet>
      <table:table table:name="Лаба 7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row table:style-name="ro1" table:number-rows-repeated="2">
          <table:table-cell table:number-columns-repeated="4"/>
          <table:table-cell table:style-name="Default" table:number-columns-repeated="9"/>
        </table:table-row>
        <table:table-row table:style-name="ro2">
          <table:table-cell table:number-columns-repeated="4"/>
          <table:table-cell table:style-name="ce1"/>
          <table:table-cell table:style-name="ce1" office:value-type="string" calcext:value-type="string" table:number-columns-spanned="4" table:number-rows-spanned="1">
            <text:p>фон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Cs</text:p>
          </table:table-cell>
          <table:covered-table-cell table:number-columns-repeated="3" table:style-name="ce1"/>
        </table:table-row>
        <table:table-row table:style-name="ro1">
          <table:table-cell table:number-columns-repeated="4"/>
          <table:table-cell office:value-type="string" calcext:value-type="string">
            <text:p>k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2">
            <text:p><text:span text:style-name="T1">N</text:span><text:span text:style-name="T2">k</text:span></text:p>
          </table:table-cell>
          <table:table-cell table:style-name="ce4" office:value-type="float" office:value="0.124" calcext:value-type="float" table:number-columns-spanned="1" table:number-rows-spanned="2">
            <text:p>0,12</text:p>
          </table:table-cell>
          <table:table-cell table:style-name="ce4" office:value-type="float" office:value="0.1178" calcext:value-type="float" table:number-columns-spanned="1" table:number-rows-spanned="2">
            <text:p>0,12</text:p>
          </table:table-cell>
          <table:table-cell table:style-name="ce4" office:value-type="float" office:value="0.119333333333333" calcext:value-type="float" table:number-columns-spanned="1" table:number-rows-spanned="2">
            <text:p>0,12</text:p>
          </table:table-cell>
          <table:table-cell table:style-name="ce4" office:value-type="float" office:value="0.1197" calcext:value-type="float" table:number-columns-spanned="1" table:number-rows-spanned="2">
            <text:p>0,12</text:p>
          </table:table-cell>
          <table:table-cell office:value-type="float" office:value="5.9692" calcext:value-type="float">
            <text:p>5,97</text:p>
          </table:table-cell>
          <table:table-cell office:value-type="float" office:value="6.0234" calcext:value-type="float">
            <text:p>6,02</text:p>
          </table:table-cell>
          <table:table-cell office:value-type="float" office:value="5.97826666666667" calcext:value-type="float">
            <text:p>5,98</text:p>
          </table:table-cell>
          <table:table-cell office:value-type="float" office:value="5.9408" calcext:value-type="float">
            <text:p>5,94</text:p>
          </table:table-cell>
        </table:table-row>
        <table:table-row table:style-name="ro1">
          <table:table-cell table:number-columns-repeated="4"/>
          <table:covered-table-cell table:style-name="Default"/>
          <table:covered-table-cell table:number-columns-repeated="4" table:style-name="ce1"/>
          <table:table-cell table:formula="of:=[.J5]-[.F5]" office:value-type="float" office:value="5.8452" calcext:value-type="float">
            <text:p>5,85</text:p>
          </table:table-cell>
          <table:table-cell table:formula="of:=[.K5]-[.G5]" office:value-type="float" office:value="5.9056" calcext:value-type="float">
            <text:p>5,91</text:p>
          </table:table-cell>
          <table:table-cell table:formula="of:=[.L5]-[.H5]" office:value-type="float" office:value="5.85893333333334" calcext:value-type="float">
            <text:p>5,86</text:p>
          </table:table-cell>
          <table:table-cell table:formula="of:=[.M5]-[.I5]" office:value-type="float" office:value="5.8211" calcext:value-type="float">
            <text:p>5,8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<text:span text:style-name="T3">Δ</text:span><text:span text:style-name="T4">k</text:span></text:p>
          </table:table-cell>
          <table:table-cell table:style-name="ce5" office:value-type="float" office:value="0.13" calcext:value-type="float">
            <text:p>0,13</text:p>
          </table:table-cell>
          <table:table-cell table:style-name="ce5" office:value-type="float" office:value="0.14" calcext:value-type="float">
            <text:p>0,14</text:p>
          </table:table-cell>
          <table:table-cell table:number-columns-repeated="2" table:style-name="ce5" office:value-type="float" office:value="0.19" calcext:value-type="float">
            <text:p>0,19</text:p>
          </table:table-cell>
          <table:table-cell table:style-name="ce5" office:value-type="float" office:value="1.8" calcext:value-type="float">
            <text:p>1,80</text:p>
          </table:table-cell>
          <table:table-cell table:style-name="ce5" office:value-type="float" office:value="1.83" calcext:value-type="float">
            <text:p>1,83</text:p>
          </table:table-cell>
          <table:table-cell table:number-columns-repeated="2" table:style-name="ce5" office:value-type="float" office:value="2.23" calcext:value-type="float">
            <text:p>2,2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D<text:span text:style-name="T2">k</text:span></text:p>
          </table:table-cell>
          <table:table-cell office:value-type="float" office:value="0.001328" calcext:value-type="float">
            <text:p>1,3E-3</text:p>
          </table:table-cell>
          <table:table-cell office:value-type="float" office:value="0.00112916" calcext:value-type="float">
            <text:p>1,1E-3</text:p>
          </table:table-cell>
          <table:table-cell office:value-type="float" office:value="0.00127822222222222" calcext:value-type="float">
            <text:p>1,3E-3</text:p>
          </table:table-cell>
          <table:table-cell office:value-type="float" office:value="0.00112916" calcext:value-type="float">
            <text:p>1,1E-3</text:p>
          </table:table-cell>
          <table:table-cell table:style-name="ce6" office:value-type="float" office:value="0.12095136" calcext:value-type="float">
            <text:p>1,2E-1</text:p>
          </table:table-cell>
          <table:table-cell table:style-name="ce6" office:value-type="float" office:value="0.08310244" calcext:value-type="float">
            <text:p>8,3E-2</text:p>
          </table:table-cell>
          <table:table-cell table:style-name="ce6" office:value-type="float" office:value="0.0970436622222222" calcext:value-type="float">
            <text:p>9,7E-2</text:p>
          </table:table-cell>
          <table:table-cell table:style-name="ce6" office:value-type="float" office:value="0.08310244" calcext:value-type="float">
            <text:p>8,3E-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<text:span text:style-name="T3">σ</text:span><text:span text:style-name="T4">k</text:span></text:p>
          </table:table-cell>
          <table:table-cell table:style-name="ce4" office:value-type="float" office:value="0.0364417343165772" calcext:value-type="float">
            <text:p>0,04</text:p>
          </table:table-cell>
          <table:table-cell table:style-name="ce4" office:value-type="float" office:value="0.0336029760586767" calcext:value-type="float">
            <text:p>0,03</text:p>
          </table:table-cell>
          <table:table-cell table:style-name="ce4" office:value-type="float" office:value="0.0357522338074451" calcext:value-type="float">
            <text:p>0,04</text:p>
          </table:table-cell>
          <table:table-cell table:style-name="ce4" office:value-type="float" office:value="0.0336029760586767" calcext:value-type="float">
            <text:p>0,03</text:p>
          </table:table-cell>
          <table:table-cell office:value-type="float" office:value="0.347780620506664" calcext:value-type="float">
            <text:p>0,35</text:p>
          </table:table-cell>
          <table:table-cell office:value-type="float" office:value="0.288274938210036" calcext:value-type="float">
            <text:p>0,29</text:p>
          </table:table-cell>
          <table:table-cell office:value-type="float" office:value="0.311518317635131" calcext:value-type="float">
            <text:p>0,31</text:p>
          </table:table-cell>
          <table:table-cell office:value-type="float" office:value="0.288274938210036" calcext:value-type="float">
            <text:p>0,29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<text:span text:style-name="T3">δ</text:span><text:span text:style-name="T4">k</text:span></text:p>
          </table:table-cell>
          <table:table-cell table:style-name="ce7" table:formula="of:=[.F9]/[.F5]" office:value-type="percentage" office:value="0.293884954165945" calcext:value-type="percentage">
            <text:p>29%</text:p>
          </table:table-cell>
          <table:table-cell table:style-name="ce7" table:formula="of:=[.G9]/[.G5]" office:value-type="percentage" office:value="0.285254465693351" calcext:value-type="percentage">
            <text:p>29%</text:p>
          </table:table-cell>
          <table:table-cell table:style-name="ce7" table:formula="of:=[.H9]/[.H5]" office:value-type="percentage" office:value="0.299599724643395" calcext:value-type="percentage">
            <text:p>30%</text:p>
          </table:table-cell>
          <table:table-cell table:style-name="ce7" table:formula="of:=[.I9]/[.I5]" office:value-type="percentage" office:value="0.280726617031551" calcext:value-type="percentage">
            <text:p>28%</text:p>
          </table:table-cell>
          <table:table-cell table:style-name="ce7" table:formula="of:=[.J9]/[.J5]" office:value-type="percentage" office:value="0.0582625176751766" calcext:value-type="percentage">
            <text:p>6%</text:p>
          </table:table-cell>
          <table:table-cell table:style-name="ce7" table:formula="of:=[.K9]/[.K5]" office:value-type="percentage" office:value="0.0478591722631796" calcext:value-type="percentage">
            <text:p>5%</text:p>
          </table:table-cell>
          <table:table-cell table:style-name="ce7" table:formula="of:=[.L9]/[.L5]" office:value-type="percentage" office:value="0.0521084680568165" calcext:value-type="percentage">
            <text:p>5%</text:p>
          </table:table-cell>
          <table:table-cell table:style-name="ce7" table:formula="of:=[.M9]/[.M5]" office:value-type="percentage" office:value="0.0485245990792546" calcext:value-type="percentage">
            <text:p>5%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A<text:span text:style-name="T2">k</text:span></text:p>
          </table:table-cell>
          <table:table-cell office:value-type="float" office:value="-0.00000920156146854204" calcext:value-type="float">
            <text:p>-9,2E-6</text:p>
          </table:table-cell>
          <table:table-cell office:value-type="float" office:value="0.00000647912044106299" calcext:value-type="float">
            <text:p>6,5E-6</text:p>
          </table:table-cell>
          <table:table-cell office:value-type="float" office:value="-0.0000208900703504304" calcext:value-type="float">
            <text:p>-2,1E-5</text:p>
          </table:table-cell>
          <table:table-cell office:value-type="float" office:value="-0.000016100923423368" calcext:value-type="float">
            <text:p>-1,6E-5</text:p>
          </table:table-cell>
          <table:table-cell table:style-name="ce6" office:value-type="float" office:value="-0.0866017271345867" calcext:value-type="float">
            <text:p>-8,7E-2</text:p>
          </table:table-cell>
          <table:table-cell table:style-name="ce6" office:value-type="float" office:value="-0.0478148329779351" calcext:value-type="float">
            <text:p>-4,8E-2</text:p>
          </table:table-cell>
          <table:table-cell table:style-name="ce6" office:value-type="float" office:value="-0.0178478600889086" calcext:value-type="float">
            <text:p>-1,8E-2</text:p>
          </table:table-cell>
          <table:table-cell table:style-name="ce6" office:value-type="float" office:value="-0.0115745339178596" calcext:value-type="float">
            <text:p>-1,2E-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a<text:span text:style-name="T2">k</text:span></text:p>
          </table:table-cell>
          <table:table-cell table:style-name="ce4" office:value-type="float" office:value="-0.190136028867501" calcext:value-type="float">
            <text:p>-0,19</text:p>
          </table:table-cell>
          <table:table-cell table:style-name="ce4" office:value-type="float" office:value="0.170758694400844" calcext:value-type="float">
            <text:p>0,17</text:p>
          </table:table-cell>
          <table:table-cell table:style-name="ce4" office:value-type="float" office:value="-0.457120141144199" calcext:value-type="float">
            <text:p>-0,46</text:p>
          </table:table-cell>
          <table:table-cell table:style-name="ce4" office:value-type="float" office:value="-0.424343502707171" calcext:value-type="float">
            <text:p>-0,42</text:p>
          </table:table-cell>
          <table:table-cell office:value-type="float" office:value="-2.05878226952304" calcext:value-type="float">
            <text:p>-2,06</text:p>
          </table:table-cell>
          <table:table-cell office:value-type="float" office:value="-1.99591471442092" calcext:value-type="float">
            <text:p>-2,00</text:p>
          </table:table-cell>
          <table:table-cell office:value-type="float" office:value="-0.590385097551993" calcext:value-type="float">
            <text:p>-0,59</text:p>
          </table:table-cell>
          <table:table-cell office:value-type="float" office:value="-0.483150962168593" calcext:value-type="float">
            <text:p>-0,48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Э<text:span text:style-name="T2">k</text:span></text:p>
          </table:table-cell>
          <table:table-cell office:value-type="float" office:value="0.00000345417562055336" calcext:value-type="float">
            <text:p>3,5E-6</text:p>
          </table:table-cell>
          <table:table-cell office:value-type="float" office:value="0.0000028502977074383" calcext:value-type="float">
            <text:p>2,9E-6</text:p>
          </table:table-cell>
          <table:table-cell office:value-type="float" office:value="0.0000057298587600203" calcext:value-type="float">
            <text:p>5,7E-6</text:p>
          </table:table-cell>
          <table:table-cell office:value-type="float" office:value="0.00000460166343344126" calcext:value-type="float">
            <text:p>4,6E-6</text:p>
          </table:table-cell>
          <table:table-cell table:style-name="ce6" office:value-type="float" office:value="0.13850534514567" calcext:value-type="float">
            <text:p>1,4E-1</text:p>
          </table:table-cell>
          <table:table-cell table:style-name="ce6" office:value-type="float" office:value="0.07743002459486" calcext:value-type="float">
            <text:p>7,7E-2</text:p>
          </table:table-cell>
          <table:table-cell table:style-name="ce6" office:value-type="float" office:value="0.0654234773237484" calcext:value-type="float">
            <text:p>6,5E-2</text:p>
          </table:table-cell>
          <table:table-cell table:style-name="ce6" office:value-type="float" office:value="0.0377225358578786" calcext:value-type="float">
            <text:p>3,8E-2</text:p>
          </table:table-cell>
        </table:table-row>
        <table:table-row table:style-name="ro3">
          <table:table-cell table:number-columns-repeated="4"/>
          <table:table-cell table:style-name="ce3" office:value-type="string" calcext:value-type="string">
            <text:p>ε<text:span text:style-name="T2">k</text:span></text:p>
          </table:table-cell>
          <table:table-cell table:style-name="ce4" office:value-type="float" office:value="1.9586113394958" calcext:value-type="float">
            <text:p>1,96</text:p>
          </table:table-cell>
          <table:table-cell table:style-name="ce4" office:value-type="float" office:value="2.23552357114914" calcext:value-type="float">
            <text:p>2,24</text:p>
          </table:table-cell>
          <table:table-cell table:style-name="ce4" office:value-type="float" office:value="3.50696304612471" calcext:value-type="float">
            <text:p>3,51</text:p>
          </table:table-cell>
          <table:table-cell table:style-name="ce4" office:value-type="float" office:value="3.60914126447464" calcext:value-type="float">
            <text:p>3,61</text:p>
          </table:table-cell>
          <table:table-cell office:value-type="float" office:value="9.46771163472544" calcext:value-type="float">
            <text:p>9,47</text:p>
          </table:table-cell>
          <table:table-cell office:value-type="float" office:value="11.2119679161122" calcext:value-type="float">
            <text:p>11,21</text:p>
          </table:table-cell>
          <table:table-cell office:value-type="float" office:value="6.94703150710071" calcext:value-type="float">
            <text:p>6,95</text:p>
          </table:table-cell>
          <table:table-cell office:value-type="float" office:value="5.46227208328954" calcext:value-type="float">
            <text:p>5,46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Обычный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10:21:07.88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6cm" xlink:href="." xlink:type="simple" chart:class="chart:bar" chart:style-name="ch1">
        <chart:title svg:x="3.507cm" svg:y="0.256cm" chart:style-name="ch2">
          <text:p>Фон</text:p>
        </chart:title>
        <chart:plot-area chart:style-name="ch3" chart:data-source-has-labels="both" svg:x="0.16cm" svg:y="1.155cm" svg:width="7.68cm" svg:height="4.725cm">
          <chartooo:coordinate-region svg:x="0.781cm" svg:y="1.354cm" svg:width="7.059cm" svg:height="3.879cm"/>
          <chart:axis chart:dimension="x" chart:name="primary-x" chart:style-name="ch4" chartooo:axis-type="auto">
            <chartooo:date-scale/>
            <chart:categories table:cell-range-address="local-table.$A$2:.$A$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6cm" xlink:href="." xlink:type="simple" chart:class="chart:bar" chart:style-name="ch1">
        <chart:title svg:x="3.652cm" svg:y="0.256cm" chart:style-name="ch2">
          <text:p>Cs</text:p>
        </chart:title>
        <chart:plot-area chart:style-name="ch3" chart:data-source-has-labels="both" svg:x="0.16cm" svg:y="1.155cm" svg:width="7.68cm" svg:height="4.725cm">
          <chartooo:coordinate-region svg:x="0.781cm" svg:y="1.354cm" svg:width="7.059cm" svg:height="3.879cm"/>
          <chart:axis chart:dimension="x" chart:name="primary-x" chart:style-name="ch4" chartooo:axis-type="auto">
            <chartooo:date-scale/>
            <chart:categories table:cell-range-address="local-table.$A$2:.$A$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float" office:value="469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1.3">
                <text:p>49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.6">
                <text:p>51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5.9">
                <text:p>535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58.2">
                <text:p>558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0.5">
                <text:p>580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02.8">
                <text:p>602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5.1">
                <text:p>625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7.4">
                <text:p>647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9.7">
                <text:p>669.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